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Candara" svg:font-family="Candara" style:font-family-generic="roman" style:font-pitch="variable"/>
    <style:font-face style:name="Cooper Std Black" svg:font-family="'Cooper Std Black'" style:font-family-generic="roman" style:font-pitch="variable"/>
    <style:font-face style:name="Courier New" svg:font-family="'Courier New'" style:font-family-generic="roman" style:font-pitch="variable"/>
    <style:font-face style:name="Gentium Book Basic" svg:font-family="'Gentium Book Bas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ooper Std Black"/>
    </style:style>
    <style:style style:name="P3" style:family="paragraph" style:parent-style-name="Standard">
      <style:text-properties style:font-name="Gentium Book Basic"/>
    </style:style>
    <style:style style:name="P4" style:family="paragraph" style:parent-style-name="Standard" style:list-style-name="WWNum1"/>
    <style:style style:name="P5" style:family="paragraph" style:parent-style-name="Standard" style:list-style-name="WWNum2"/>
    <style:style style:name="P6" style:family="paragraph" style:parent-style-name="Standard" style:list-style-name="WWNum3"/>
    <style:style style:name="P7" style:family="paragraph" style:parent-style-name="Standard" style:list-style-name="WWNum2">
      <style:text-properties style:font-name="Candara"/>
    </style:style>
    <style:style style:name="P8" style:family="paragraph" style:parent-style-name="Standard">
      <style:text-properties style:font-name="Candara"/>
    </style:style>
    <style:style style:name="P9" style:family="paragraph" style:parent-style-name="Standard" style:list-style-name="WWNum4"/>
    <style:style style:name="P10" style:family="paragraph" style:parent-style-name="Standard">
      <style:text-properties style:font-name="Courier New"/>
    </style:style>
    <style:style style:name="T1" style:family="text">
      <style:text-properties fo:color="#8d1d75" loext:opacity="100%" style:font-name="Cooper Std Black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style:font-name="Cooper Std Black"/>
    </style:style>
    <style:style style:name="T3" style:family="text">
      <style:text-properties style:font-name="Gentium Book Basic"/>
    </style:style>
    <style:style style:name="T4" style:family="text">
      <style:text-properties style:font-name="Gentium Book Basic" fo:font-weight="bold" style:font-weight-asian="bold" style:font-weight-complex="bold"/>
    </style:style>
    <style:style style:name="T5" style:family="text">
      <style:text-properties style:font-name="Gentium Book Basic" fo:font-weight="normal" style:font-weight-asian="normal" style:font-weight-complex="normal"/>
    </style:style>
    <style:style style:name="T6" style:family="text">
      <style:text-properties fo:color="#81aca6" loext:opacity="100%" style:font-name="Gentium Book Basic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81aca6" loext:opacity="100%" style:font-name="Cambria"/>
    </style:style>
    <style:style style:name="T8" style:family="text">
      <style:text-properties fo:color="#81aca6" loext:opacity="100%" style:font-name="Candara"/>
    </style:style>
    <style:style style:name="T9" style:family="text">
      <style:text-properties style:font-name="Candara"/>
    </style:style>
    <style:style style:name="T10" style:family="text">
      <style:text-properties style:font-name="Courier New"/>
    </style:style>
    <style:style style:name="T11" style:family="text">
      <style:text-properties style:font-name="Courier New" style:text-underline-style="solid" style:text-underline-width="auto" style:text-underline-color="font-color"/>
    </style:style>
    <style:style style:name="T12" style:family="text"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font-name="Courier New" fo:font-weight="bold" style:font-weight-asian="bold" style:font-weight-complex="bold"/>
    </style:style>
    <style:style style:name="T14" style:family="text">
      <style:text-properties style:font-name="Courier New" fo:font-weight="normal" style:font-weight-asian="normal" style:font-weight-complex="normal"/>
    </style:style>
    <style:style style:name="T15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t Game – Title WIP</text:span><text:span text:style-name="T1"/></text:p>
      <text:p text:style-name="P2"/>
      <text:p text:style-name="Standard"><text:span text:style-name="T3">title ideas: nekommunity, ailouros, Meu</text:span><text:span text:style-name="T3"/></text:p>
      <text:p text:style-name="Standard"><text:span text:style-name="T3">Splash Info:</text:span><text:span text:style-name="T3"/></text:p>
      <text:p text:style-name="P3"/>
      <text:p text:style-name="Standard"><text:span text:style-name="T6">Concept:</text:span><text:span text:style-name="T6"/></text:p>
      <text:p text:style-name="Standard"><text:span text:style-name="T3">Realistic cat breeding sim with some fantasy elements. Adopt and breed cats of a wide variety of breeds. Participate in shows, care for cats, and train them. Roleplay and exploration aspects are in the game. </text:span><text:span text:style-name="T3"/></text:p>
      <text:p text:style-name="P3"/>
      <text:p text:style-name="Standard"><text:span text:style-name="T7">Requirements</text:span><text:span text:style-name="T7"/></text:p>
      <text:list text:style-name="WWNum1">
        <text:list-item>
          <text:p text:style-name="P4"><text:span text:style-name="T3">GENE SYSTEM: Cat attributes are represented by the simplified gene system, but with mutation chances</text:span><text:span text:style-name="T3"/></text:p>
          <text:list>
            <text:list-item>
              <text:p text:style-name="P4"><text:span text:style-name="T3">Punnet squares</text:span><text:span text:style-name="T3"/></text:p>
            </text:list-item>
            <text:list-item>
              <text:p text:style-name="P4"><text:span text:style-name="T3">Mutation chance to give cat wings or colours, etc.. (mutations are hidden genes?)</text:span><text:span text:style-name="T3"/></text:p>
            </text:list-item>
            <text:list-item>
              <text:p text:style-name="P4"><text:span text:style-name="T3">Crossbreeding results in a Domestic Shorthair/Longhair cat</text:span><text:span text:style-name="T3"/></text:p>
            </text:list-item>
          </text:list>
        </text:list-item>
        <text:list-item>
          <text:p text:style-name="P4"><text:span text:style-name="T3">CARE SYSTEM: Caring stats accomplished by items in Cattery Rooms</text:span><text:span text:style-name="T3"/></text:p>
          <text:list>
            <text:list-item>
              <text:p text:style-name="P4"><text:span text:style-name="T3">What basic items?</text:span><text:span text:style-name="T3"/></text:p>
            </text:list-item>
            <text:list-item>
              <text:p text:style-name="P4"><text:span text:style-name="T3">What bonuses if applicable</text:span><text:span text:style-name="T3"/></text:p>
            </text:list-item>
            <text:list-item>
              <text:p text:style-name="P4"><text:span text:style-name="T3">Interact with cats by playing toys, treats, petting, etc.</text:span><text:span text:style-name="T3"/></text:p>
            </text:list-item>
          </text:list>
        </text:list-item>
        <text:list-item>
          <text:p text:style-name="P4"><text:span text:style-name="T3">ECONOMY</text:span><text:span text:style-name="T3"/></text:p>
          <text:list>
            <text:list-item>
              <text:p text:style-name="P4"><text:span text:style-name="T3">Pay for all items to look after cats (food, water bowls, litterbox)</text:span><text:span text:style-name="T3"/></text:p>
            </text:list-item>
            <text:list-item>
              <text:p text:style-name="P4"><text:span text:style-name="T3">Income from winning shows, daily login/activities, level-up</text:span><text:span text:style-name="T3"/></text:p>
            </text:list-item>
            <text:list-item>
              <text:p text:style-name="P4"><text:span text:style-name="T3">NPC shops bought from game, can run out of stock</text:span><text:span text:style-name="T3"/></text:p>
            </text:list-item>
            <text:list-item>
              <text:p text:style-name="P4"><text:span text:style-name="T3">Exclusive items</text:span><text:span text:style-name="T3"/></text:p>
              <text:list>
                <text:list-item>
                  <text:p text:style-name="P4"><text:span text:style-name="T3">Exclusive item or badge given out on a termly basis</text:span><text:span text:style-name="T3"/></text:p>
                  <text:list>
                    <text:list-item>
                      <text:p text:style-name="P4"><text:span text:style-name="T3">Themed based on zodiacs or other aesthetic</text:span><text:span text:style-name="T3"/></text:p>
                    </text:list-item>
                  </text:list>
                </text:list-item>
              </text:list>
            </text:list-item>
            <text:list-item>
              <text:p text:style-name="P4"><text:span text:style-name="T3">Money is earned by logging in, winning shows, and a few daily site events/games</text:span><text:span text:style-name="T3"/></text:p>
            </text:list-item>
            <text:list-item>
              <text:p text:style-name="P4"><text:span text:style-name="T4">MARKET</text:span><text:span text:style-name="T4"/></text:p>
              <text:list>
                <text:list-item>
                  <text:p text:style-name="P4"><text:span text:style-name="T5">Selling cats to other users</text:span><text:span text:style-name="T5"/></text:p>
                </text:list-item>
                <text:list-item>
                  <text:p text:style-name="P4"><text:span text:style-name="T5">Breeding requests and studding system</text:span><text:span text:style-name="T5"/></text:p>
                </text:list-item>
                <text:list-item>
                  <text:p text:style-name="P4"><text:span text:style-name="T5">Usershops</text:span><text:span text:style-name="T5"/></text:p>
                </text:list-item>
              </text:list>
            </text:list-item>
          </text:list>
        </text:list-item>
        <text:list-item>
          <text:p text:style-name="P4"><text:span text:style-name="T3">LEVEL SYSTEM</text:span><text:span text:style-name="T3"/></text:p>
          <text:list>
            <text:list-item>
              <text:p text:style-name="P4"><text:span text:style-name="T3">Each level represents progression</text:span><text:span text:style-name="T3"/></text:p>
              <text:list>
                <text:list-item>
                  <text:p text:style-name="P4"><text:span text:style-name="T3">Cats gain EXP through winning shows</text:span><text:span text:style-name="T3"/></text:p>
                </text:list-item>
                <text:list-item>
                  <text:p text:style-name="P4"><text:span text:style-name="T3">Users gain EXP…?</text:span><text:span text:style-name="T3"/></text:p>
                </text:list-item>
              </text:list>
            </text:list-item>
            <text:list-item>
              <text:p text:style-name="P4"><text:span text:style-name="T3">Rewards for levelling up</text:span><text:span text:style-name="T3"/></text:p>
              <text:list>
                <text:list-item>
                  <text:p text:style-name="P4"><text:span text:style-name="T3">Unlock more points for profession bonuses or skills</text:span><text:span text:style-name="T3"/></text:p>
                </text:list-item>
              </text:list>
            </text:list-item>
            <text:list-item>
              <text:p text:style-name="P4"><text:span text:style-name="T3">Cats level represents skills in competitions</text:span><text:span text:style-name="T3"/></text:p>
              <text:list>
                <text:list-item>
                  <text:p text:style-name="P4"><text:span text:style-name="T3">High level cats can only compete with other high levels</text:span><text:span text:style-name="T3"/></text:p>
                </text:list-item>
              </text:list>
            </text:list-item>
          </text:list>
        </text:list-item>
        <text:list-item>
          <text:p text:style-name="P4"><text:span text:style-name="T3">PERSONALITY SYSTEM</text:span><text:span text:style-name="T3"/></text:p>
        </text:list-item>
      </text:list>
      <text:p text:style-name="P3"/>
      <text:p text:style-name="P3"><text:soft-page-break/></text:p>
      <text:p text:style-name="Standard"><text:span text:style-name="T8">Idea Board</text:span><text:span text:style-name="T8"/></text:p>
      <text:list xml:id="list357831508" text:style-name="WWNum2">
        <text:list-item>
          <text:p text:style-name="P5"><text:span text:style-name="T9">Only purebred cats can participate in purebred shows</text:span><text:span text:style-name="T9"/></text:p>
        </text:list-item>
        <text:list-item>
          <text:p text:style-name="P5"><text:span text:style-name="T9">Mixed/Domestic cats have options to be a therapy pet, and can only participate in the household cat show</text:span><text:span text:style-name="T9"/></text:p>
        </text:list-item>
        <text:list-item>
          <text:p text:style-name="P5"><text:span text:style-name="T9">Mutation factor-- sometimes rare genes allow cats to develop fantasy elements like wings or unnatural coat colours</text:span><text:span text:style-name="T9"/></text:p>
        </text:list-item>
      </text:list>
      <text:list text:style-name="WWNum3">
        <text:list-item>
          <text:list>
            <text:list-item>
              <text:p text:style-name="P6"><text:span text:style-name="T9">Mutation can be adjusted to be 0% or higher using items or other method</text:span><text:span text:style-name="T9"/></text:p>
            </text:list-item>
            <text:list-item>
              <text:p text:style-name="P6"><text:span text:style-name="T9">Some mutations can only be unlocked upon meeting specific conditions</text:span><text:span text:style-name="T9"/></text:p>
            </text:list-item>
          </text:list>
        </text:list-item>
      </text:list>
      <text:list xml:id="list184031891560863" text:continue-list="list357831508" text:style-name="WWNum2">
        <text:list-item>
          <text:p text:style-name="P5"><text:span text:style-name="T9">Some kind of community-driven story?</text:span><text:span text:style-name="T9"/></text:p>
          <text:list>
            <text:list-item>
              <text:p text:style-name="P5"><text:span text:style-name="T9">KWAAN-esque style of community (working together to progress)</text:span><text:span text:style-name="T9"/></text:p>
            </text:list-item>
            <text:list-item>
              <text:p text:style-name="P7"/>
            </text:list-item>
          </text:list>
        </text:list-item>
        <text:list-item>
          <text:p text:style-name="P5"><text:span text:style-name="T9">Quality determiner? Like Furry-Paws stats? Or Leporidae stats?</text:span><text:span text:style-name="T9"/></text:p>
        </text:list-item>
        <text:list-item>
          <text:p text:style-name="P5"><text:span text:style-name="T9">Should there be a competitive aspect besides the shows?</text:span><text:span text:style-name="T9"/></text:p>
        </text:list-item>
        <text:list-item>
          <text:p text:style-name="P5"><text:span text:style-name="T9">Collector aspect like ChickenSmoothie or Magistream?</text:span><text:span text:style-name="T9"/></text:p>
        </text:list-item>
        <text:list-item>
          <text:p text:style-name="P5"><text:span text:style-name="T9">How often are logins necessary, daily like FP and Lep? Or not mandatory like Chicken Smoothie/Pixpet?</text:span><text:span text:style-name="T9"/></text:p>
          <text:list>
            <text:list-item>
              <text:p text:style-name="P5"><text:span text:style-name="T9">Cattery room: instead of taking care of each cat’s food individually, a cattery with food, water, litterbox, etc. and ability to customise with toys/decor that can give boosts</text:span><text:span text:style-name="T9"/></text:p>
            </text:list-item>
            <text:list-item>
              <text:p text:style-name="P5"><text:span text:style-name="T9">Outdoor cat feature?</text:span><text:span text:style-name="T9"/></text:p>
            </text:list-item>
          </text:list>
        </text:list-item>
        <text:list-item>
          <text:p text:style-name="P5"><text:span text:style-name="T9">Interaction scores, some cats get along with others better by default but can be manually increased with various methods</text:span><text:span text:style-name="T9"/></text:p>
          <text:list>
            <text:list-item>
              <text:p text:style-name="P5"><text:span text:style-name="T9">Cats that are aggressive/not friendly with other cats need some special attention</text:span><text:span text:style-name="T9"/></text:p>
            </text:list-item>
            <text:list-item>
              <text:p text:style-name="P5"><text:span text:style-name="T9">Happier cats (better cattery conditions) are more likely to get along with other cats</text:span><text:span text:style-name="T9"/></text:p>
            </text:list-item>
          </text:list>
        </text:list-item>
        <text:list-item>
          <text:p text:style-name="P5"><text:span text:style-name="T9">Breeding winged cat with a water-loving cat has small chance to result in duck</text:span><text:span text:style-name="T9"/></text:p>
        </text:list-item>
        <text:list-item>
          <text:p text:style-name="P5"><text:span text:style-name="T9">Therapy cats can unlock other aspects of game</text:span><text:span text:style-name="T9"/></text:p>
        </text:list-item>
        <text:list-item>
          <text:p text:style-name="P5"><text:span text:style-name="T9">Personality system</text:span><text:span text:style-name="T9"/></text:p>
        </text:list-item>
      </text:list>
      <text:p text:style-name="P8"/>
      <text:p text:style-name="Standard"><text:span text:style-name="T10">To-do List</text:span><text:span text:style-name="T10"/></text:p>
      <text:list text:style-name="WWNum4">
        <text:list-item>
          <text:p text:style-name="P9"><text:span text:style-name="T10">Research cat genes to determine genetic system</text:span><text:span text:style-name="T10"/></text:p>
          <text:list>
            <text:list-item>
              <text:p text:style-name="P9"><text:span text:style-name="T10">cat genes below</text:span></text:p>
            </text:list-item>
            <text:list-item>
              <text:p text:style-name="P9"><text:span text:style-name="T10">figure out eye colour system?</text:span><text:span text:style-name="T10"/></text:p>
            </text:list-item>
            <text:list-item>
              <text:p text:style-name="P9"><text:span text:style-name="T10">Cat stats genetics</text:span><text:span text:style-name="T10"/></text:p>
            </text:list-item>
          </text:list>
        </text:list-item>
        <text:list-item>
          <text:p text:style-name="P9"><text:span text:style-name="T10">Cat breed list, and standards</text:span><text:span text:style-name="T10"/></text:p>
        </text:list-item>
        <text:list-item>
          <text:p text:style-name="P9"><text:span text:style-name="T10">Other cat activities besides show and therapy</text:span><text:span text:style-name="T10"/></text:p>
          <text:list>
            <text:list-item>
              <text:p text:style-name="P9"><text:span text:style-name="T10">Feline Agility</text:span><text:span text:style-name="T10"/></text:p>
            </text:list-item>
            <text:list-item>
              <text:p text:style-name="P9"><text:span text:style-name="T10">Mouser cat</text:span><text:span text:style-name="T10"/></text:p>
            </text:list-item>
            <text:list-item>
              <text:p text:style-name="P9"><text:span text:style-name="T10">Police cat</text:span><text:span text:style-name="T10"/></text:p>
            </text:list-item>
          </text:list>
        </text:list-item>
        <text:list-item>
          <text:p text:style-name="P9"><text:span text:style-name="T10">How to implement the therapy pet feature</text:span><text:span text:style-name="T10"/></text:p>
        </text:list-item>
        <text:list-item>
          <text:p text:style-name="P9"><text:span text:style-name="T10">Community story how? FelisFire research</text:span><text:span text:style-name="T10"/></text:p>
        </text:list-item>
      </text:list>
      <text:p text:style-name="P10"/>
      <text:p text:style-name="P10"/>
      <text:p text:style-name="Standard"><text:span text:style-name="T12">CAT GENE</text:span><text:span text:style-name="T12"/></text:p>
      <text:p text:style-name="P10"/>
      <text:p text:style-name="Standard"><text:soft-page-break/><text:span text:style-name="T13">Eye Colour: </text:span><text:span text:style-name="T14">blue, green, yellow, and orange to copper or golden</text:span><text:span text:style-name="T10"/></text:p>
      <text:p text:style-name="Standard"><text:span text:style-name="T13">Coat Colour:</text:span><text:span text:style-name="T10"> B/b[recessive to B]/b1[recessive to B and b] (black, brown, cinnamon)</text:span><text:span text:style-name="T10"/></text:p>
      <text:p text:style-name="Standard"><text:span text:style-name="T10"><text:tab/>*colour is expressed on the X</text:span><text:span text:style-name="T10"/></text:p>
      <text:p text:style-name="Standard"><text:span text:style-name="T13">Orange</text:span><text:span text:style-name="T10">: O/o [co-dominant] (Orange/non-orange). Overrides B/b/b1. Males only have O or o, females can have OO/Oo/oo being orange/tortoiseshell/non-orange. </text:span><text:span text:style-name="T11">ALL REDS/ORANGES ARE TABBIES</text:span><text:span text:style-name="T10"> (orange overrides non-agouti). Torties/Calies often have tabby marks on orange but not on the black/brown parts. </text:span><text:span text:style-name="T10"/></text:p>
      <text:p text:style-name="Standard"><text:span text:style-name="T13">Dilutes</text:span><text:span text:style-name="T10">: D/d (non-dilute, dilute) If dd, Black→Blue Chocolate→Lilac Cinnamon→Fawn Orange→Cream</text:span><text:span text:style-name="T10"/></text:p>
      <text:p text:style-name="Standard"><text:span text:style-name="T13">Agouti</text:span><text:span text:style-name="T10">: A/a (agouti, non-agouti) If AA /Aa, then Tabby markings.</text:span><text:span text:style-name="T10"/></text:p>
      <text:p text:style-name="Standard"><text:span text:style-name="T13">Tabby</text:span><text:span text:style-name="T10">: Ta(m)/Ta(b)[recessive] (mackerel/classic tabbies) Expressed if Agouti is present</text:span><text:span text:style-name="T10"/></text:p>
      <text:p text:style-name="Standard"><text:span text:style-name="T13">Tabby modifiers</text:span><text:span text:style-name="T10">: Sp/sp (spots, no spots). Turns a tabby stripe into spotting. Sk/sk (no sokoke, sokoke) if a classic tabby, it will have thinner marks</text:span><text:span text:style-name="T10"/></text:p>
      <text:p text:style-name="Standard"><text:span text:style-name="T13">Ticking</text:span><text:span text:style-name="T10">: Ti(a)/Ti(+)[recessive, heterozygous phenotype] (ticking; partially ticked, partially striped; no ticks)</text:span><text:span text:style-name="T10"/></text:p>
      <text:p text:style-name="Standard"><text:span text:style-name="T13">Inhibited pigment</text:span><text:span text:style-name="T10">: I/i (tipped, nontipped) aka chinchilla. Silvering, represses yellowing. Tipped have white hairs that only produce pigment at the tips. With nonagouti (aa), creates Smoked, with agouti (AA/Aa) a silver tabby. With orange, makes a “cameo”. If ii, golden cat.</text:span><text:span text:style-name="T10"/></text:p>
      <text:p text:style-name="Standard"><text:a xlink:type="simple" xlink:href="https://www.deviantart.com/spotted-tabby-cat/art/Part-6-Silver-and-Gold-Series-555682082" text:style-name="Internet_20_link" text:visited-style-name="Visited_20_Internet_20_Link"><text:span text:style-name="Internet_20_link"><text:span text:style-name="T13">Wideband</text:span></text:span></text:a><text:span text:style-name="T10">: Wb/wb (wideband, no wideband). Wideband occurs on chinchilla/tipped (Wb, A) and shaded cats (Wb,aa). Smoke occurs when I-, wbwb, and aa. All golden cats must be Wb. If ii and wbwb, then it is solid.</text:span><text:span text:style-name="T10"/></text:p>
      <text:p text:style-name="Standard"><text:span text:style-name="T13">Colourpoint</text:span><text:span text:style-name="T10">: C/cb/cs[codominant with cb, mink phenotype]/ca/c (solid, Burmese sepia point, Siamese point, blue-eyes albino, pink-eyed albino). If pointed, can be seal points (dark brown), chocolate points (warm lighter brown), blue points (dark gray), lilac or frost points (silvery gray-pink), red or flame points (orange), and tortie (tortoiseshell mottling) points. Also controls eyes: cb/cb causes copper/amber eyes, cs/cs blue eyes, cb/cs aqua eyes, ca/ca paler blue eyess</text:span><text:span text:style-name="T10"/></text:p>
      <text:p text:style-name="Standard"><text:span text:style-name="T13">White Spotting</text:span><text:span text:style-name="T10">: W(d)/W(s)[recessive to W(d), heterozygous]/w/w(g)[in Birmans only, recessive to W/w] (full white [can cause deafness], white spotting of varying intensity, no white, gloving)</text:span><text:span text:style-name="T10"/></text:p>
      <text:p text:style-name="Standard"><text:span text:style-name="T13">Amber</text:span><text:span text:style-name="T10"> (Norwegian Forest Cat only): E/e (no amber, amber). Gradually turns a NFC to orange or cream (if dilute). Russet may occur on choc/sealpoint cats in Burmese only.</text:span><text:span text:style-name="T10"/></text:p>
      <text:p text:style-name="Standard"><text:span text:style-name="T13">Coat length:</text:span><text:span text:style-name="T10"> L/l (short, long). long-hair is recessive</text:span><text:span text:style-name="T10"/></text:p>
      <text:p text:style-name="Standard"><text:span text:style-name="T13">Hairless</text:span><text:span text:style-name="T10">: Hr/hr (hair, hairless).</text:span><text:span text:style-name="T10"/></text:p>
      <text:p text:style-name="Standard"><text:span text:style-name="T13">Coat Quality</text:span><text:span text:style-name="T10">: R/r Re/re curly Lp/lp Laperm Se/se Selkirk Wh/wh wirehair</text:span><text:span text:style-name="T10"/></text:p>
      <text:p text:style-name="Standard"><text:span text:style-name="T13">Tail</text:span><text:span text:style-name="T10">: M/m (tailless, tail), Jb/jb (no bobtail, bobtail)</text:span><text:span text:style-name="T10"/></text:p>
      <text:p text:style-name="Standard"><text:span text:style-name="T13">Ears</text:span><text:span text:style-name="T10">: Fd/fd (fold, nonfold) Cu/cu (curl,noncurl)</text:span><text:span text:style-name="T10"/></text:p>
      <text:p text:style-name="Standard"><text:span text:style-name="T10"><text:tab/>maybe sort dominance like: Wh&gt;r&gt; and the Lp/Se are separate.</text:span><text:span text:style-name="T10"/></text:p>
      <text:p text:style-name="Standard"><text:span text:style-name="T15">Mutation factor stuff</text:span><text:span text:style-name="T10">: </text:span><text:a xlink:type="simple" xlink:href="https://www.deviantart.com/spotted-tabby-cat/art/Cat-Genetics-Tutorial-Part-4-White-501908188" text:style-name="Internet_20_link" text:visited-style-name="Visited_20_Internet_20_Link"><text:span text:style-name="Internet_20_link"><text:span text:style-name="T10">White</text:span></text:span></text:a><text:span text:style-name="T10">. </text:span><text:a xlink:type="simple" xlink:href="https://www.deviantart.com/spotted-tabby-cat/art/Part-8-Weirdos-586423145" text:style-name="Internet_20_link" text:visited-style-name="Visited_20_Internet_20_Link"><text:span text:style-name="Internet_20_link"><text:span text:style-name="T10">Odd marks</text:span></text:span></text:a><text:span text:style-name="T10">. </text:span><text:a xlink:type="simple" xlink:href="https://en.wikipedia.org/wiki/Lykoi" text:style-name="Internet_20_link" text:visited-style-name="Visited_20_Internet_20_Link"><text:span text:style-name="Internet_20_link"><text:span text:style-name="T10">Lykoi</text:span></text:span></text:a><text:span text:style-name="T10">. </text:span><text:a xlink:type="simple" xlink:href="https://cat-world.com/odd-eyed-cats-heterochromia/" text:style-name="Internet_20_link" text:visited-style-name="Visited_20_Internet_20_Link"><text:span text:style-name="Internet_20_link"><text:span text:style-name="T10">Heterochromia</text:span></text:span></text:a><text:span text:style-name="T10">. </text:span><text:a xlink:type="simple" xlink:href="https://www.deviantart.com/spotted-tabby-cat/art/Cat-Genetics-Tutorial-Part-10-Tails-595092676" text:style-name="Internet_20_link" text:visited-style-name="Visited_20_Internet_20_Link"><text:span text:style-name="Internet_20_link"><text:span text:style-name="T10">Tail curling/kinking</text:span></text:span></text:a><text:span text:style-name="T10">.</text:span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Candara" svg:font-family="Candara" style:font-family-generic="roman" style:font-pitch="variable"/>
    <style:font-face style:name="Cooper Std Black" svg:font-family="'Cooper Std Black'" style:font-family-generic="roman" style:font-pitch="variable"/>
    <style:font-face style:name="Courier New" svg:font-family="'Courier New'" style:font-family-generic="roman" style:font-pitch="variable"/>
    <style:font-face style:name="Gentium Book Basic" svg:font-family="'Gentium Book Bas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" loext:num-list-format="" style:num-suffix="" text:bullet-char="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" loext:num-list-format="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23:30:49</meta:creation-date>
    <dc:language>en-GB</dc:language>
    <dc:date>2021-02-23T20:56:00</dc:date>
    <meta:editing-cycles>134</meta:editing-cycles>
    <meta:editing-duration>P6DT2H11M</meta:editing-duration>
    <meta:generator>LibreOffice/7.5.3.2$Linux_X86_64 LibreOffice_project/50$Build-2</meta:generator>
    <meta:document-statistic meta:table-count="0" meta:image-count="0" meta:object-count="0" meta:page-count="3" meta:paragraph-count="90" meta:word-count="948" meta:character-count="5934" meta:non-whitespace-character-count="5130"/>
  </office:meta>
</office:document-meta>
</file>